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2dd97" officeooo:paragraph-rsid="0002dd97"/>
    </style:style>
    <style:style style:name="P2" style:family="paragraph" style:parent-style-name="Standard">
      <style:text-properties officeooo:rsid="0003909c" officeooo:paragraph-rsid="0003909c"/>
    </style:style>
    <style:style style:name="P3" style:family="paragraph" style:parent-style-name="Standard">
      <style:text-properties fo:font-weight="bold" officeooo:rsid="0003909c" officeooo:paragraph-rsid="0003909c" style:font-weight-asian="bold" style:font-weight-complex="bold"/>
    </style:style>
    <style:style style:name="P4"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3909c" officeooo:paragraph-rsid="0003909c"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2"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hm optimization</text:p>
      <text:p text:style-name="P1">(Probably Dynamic programming algorithm optimization for spoken word recognition)</text:p>
      <text:p text:style-name="P3">Iniciação à prática cientifica</text:p>
      <text:p text:style-name="P2">Tema</text:p>
      <text:p text:style-name="P2">Problema</text:p>
      <text:p text:style-name="P2">Revisão Bibliográfica</text:p>
      <text:p text:style-name="P2">Introdução</text:p>
      <text:p text:style-name="P2">Objetivos (Geral e específico)</text:p>
      <text:p text:style-name="P2">Justificativa</text:p>
      <text:p text:style-name="P2">Método de pesquisa</text:p>
      <text:p text:style-name="P2">Metodologia de pesquisa</text:p>
      <text:p text:style-name="P2">Resultados esperados</text:p>
      <text:p text:style-name="P2">Conclusão</text:p>
      <text:p text:style-name="P2">Discusão dos resultados</text:p>
      <text:p text:style-name="P2">Ameaças à validade</text:p>
      <text:p text:style-name="P2">Trabalhos futuros</text:p>
      <text:p text:style-name="P2">Título</text:p>
      <text:p text:style-name="P2">Resumo</text:p>
      <text:p text:style-name="P2">Abstract</text:p>
      <text:p text:style-name="P2">Referências</text:p>
      <text:p text:style-name="P2"/>
      <text:p text:style-name="P2"/>
      <text:p text:style-name="P2"/>
      <text:p text:style-name="P2"/>
      <text:p text:style-name="P4"><text:bookmark text:name="docs-internal-guid-b309bc8a-7fff-cade-c6c0-5abbeeb1e96d"/>Entrevista com Juviele, cargo na empresa: Veterinária responsável e sócia proprietária</text:p>
      <text:p text:style-name="P6"><text:span text:style-name="T1">Empresa: Bicho no capricho, endereço Rua João da Cruz e Souza 476E, Bairro Cristo Rei Chapecó, email: </text:span><text:a xlink:type="simple" xlink:href="mailto:bichonocaprichocco@gmail.com" text:style-name="Internet_20_link" text:visited-style-name="Visited_20_Internet_20_Link"><text:span text:style-name="T2">bichonocaprichocco@gmail.com</text:span></text:a></text:p>
      <text:p text:style-name="P5">Durante a entrevista foi constatado que já havia um sistema de controle de vendas e controle de estoque local, onde é possível fazer o controle de caixa, registrar vendas locais e controlar o estoque dos produtos. Foi constatado via entrevista que a plataforma mais adequada para o sistema é a web, pois os clientes conseguem acessar facilmente pelos smartphones, notebooks e desktops, além disso foi pedido que um sistema de agendamento de consultas, banhos e tosas fosse implementado no sistema, porém o usuário mesmo tendo a oportunidade de se cadastrar pela plataforma web, não poderá cadastrar seus animais, cabendo exclusivamente ao estabelecimento o cadastro por questões apontadas pela Juviele onde os clientes não teriam o conhecimento adequado para cadastrar de forma assertiva seus animais, podendo omitir ou não reparar em aspectos importantes dos animais, além de que com isso foi verificado que alguns procedimentos terão faixa de preço estimada, pois dependendo de fatores como estado do animal, por exemplo para uma tosa e banho, pode demandar um trabalho maior por parte da empresa, portanto os preços quando forem de serviços devem possuir uma faixa de valor estimado que vai ser informada pela empresa, o sistema que já existe implementado na empresa deve ser reconstruído, para plataforma web possibilitando vendas pelo sistema, portanto se faz necessário a função de emissão de nota fiscal. Os veterinários devem poder escrever um prontuário médico dos animais, porém este prontuário só deve estar disponível ao veterinário responsável por questões de ética relacionadas à profissão.</text:p>
      <text:p text:style-name="Text_20_body"><text:soft-page-break/></text:p>
      <text:p text:style-name="P5">Sistema de vendas e controle do fluxo de caixa:</text:p>
      <text:p text:style-name="Text_20_body"/>
      <text:p text:style-name="P5">Agendamentos de Consultas, banhos e tosas:</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9:39:11.665647827</meta:creation-date>
    <dc:date>2019-04-10T23:54:00.328235059</dc:date>
    <meta:editing-duration>PT9H22M42S</meta:editing-duration>
    <meta:editing-cycles>1</meta:editing-cycles>
    <meta:document-statistic meta:table-count="0" meta:image-count="0" meta:object-count="0" meta:page-count="2" meta:paragraph-count="26" meta:word-count="339" meta:character-count="2289" meta:non-whitespace-character-count="1973"/>
    <meta:generator>LibreOffice/6.1.5.2$Linux_X86_64 LibreOffice_project/10$Build-2</meta:generator>
  </office:meta>
</office:document-meta>
</file>